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3"><text:soft-page-break/><text:span text:style-name="T2">Sat 5/6/2017</text:span> 5 miles</text:p>
      <text:p text:style-name="P4">I ran and walked 5 miles on the Ernst Trail with Jim Fitch and averaged 12:35/mile. </text:p>
      <text:p text:style-name="P4"/>
      <text:p text:style-name="P4">Sun 5/7/2017 <text:span text:style-name="T1">no running</text:span></text:p>
      <text:p text:style-name="P4"/>
      <text:p text:style-name="P4">Mon 5/8/2017 <text:span text:style-name="T1">4.5 miles</text:span></text:p>
      <text:p text:style-name="P4">I ran ½ mile to the gym.</text:p>
      <text:p text:style-name="P4">On a treadmill:</text:p>
      <text:p text:style-name="P4">2 miles in 9:58 + 8:46 = 18:44. The last ½ mile included ¼ mile in 2:00.</text:p>
      <text:p text:style-name="P4">5 minute rest</text:p>
      <text:p text:style-name="P4">¼ mile in about 2:30</text:p>
      <text:p text:style-name="P4">1 mile going faster as I ran with a pace of 6:58/mile near the end</text:p>
      <text:p text:style-name="P4">Splits: 3:55.4 + 3:43.3 = 7:38.8</text:p>
      <text:p text:style-name="P4">¼ mile in about 2:30</text:p>
      <text:p text:style-name="P4">I warmed down with a ½ mile jog home.</text:p>
      <text:p text:style-name="P4"/>
      <text:p text:style-name="P4">Tues 5/8/2017 <text:span text:style-name="T1">5 miles</text:span></text:p>
      <text:p text:style-name="P4">I ran ½ mile to the gym.</text:p>
      <text:p text:style-name="P4">On a treadmill:</text:p>
      <text:p text:style-name="P4">4 miles in 10:01 + 9:00 + 7:57 + 7:26 = 34:24. The last half mile was in 3:39.</text:p>
      <text:p text:style-name="P4">I continually went faster as I ran with the last 0.1 miles at 6:58/mile. </text:p>
      <text:p text:style-name="P4">My pulse at the end of the 4 miles was 169 bpm.</text:p>
      <text:p text:style-name="P4">I warmed down with a half mile jog hom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9T16:55:10.96</dc:date>
    <dc:creator>James Lombardi</dc:creator>
    <meta:editing-duration>P1DT3H4M59S</meta:editing-duration>
    <meta:editing-cycles>199</meta:editing-cycles>
    <meta:document-statistic meta:table-count="0" meta:image-count="0" meta:object-count="0" meta:page-count="8" meta:paragraph-count="181" meta:word-count="2464" meta:character-count="11993"/>
  </office:meta>
</office:document-meta>
</file>